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521cm" fo:margin-top="0cm" fo:margin-bottom="0cm" fo:break-before="auto" fo:break-after="auto" table:align="center" style:writing-mode="lr-tb"/>
    </style:style>
    <style:style style:name="Tableau1.A" style:family="table-column">
      <style:table-column-properties style:column-width="7.938cm"/>
    </style:style>
    <style:style style:name="Tableau1.B" style:family="table-column">
      <style:table-column-properties style:column-width="10.58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normal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4" style:family="paragraph" style:parent-style-name="normal">
      <style:paragraph-properties fo:line-height="100%" fo:text-align="start" style:justify-single-word="false" fo:orphans="0" fo:widows="0"/>
      <style:text-properties fo:font-size="12pt" style:font-size-asian="12pt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ff9900" loext:opacity="100%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7" style:family="paragraph" style:parent-style-name="normal" style:list-style-name="WWNum5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8" style:family="paragraph" style:parent-style-name="normal" style:list-style-name="WWNum1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9" style:family="paragraph" style:parent-style-name="normal" style:list-style-name="WWNum4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10" style:family="paragraph" style:parent-style-name="normal" style:list-style-name="WWNum2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11" style:family="paragraph" style:parent-style-name="normal" style:list-style-name="WWNum3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12" style:family="paragraph" style:parent-style-name="normal">
      <style:paragraph-properties fo:margin-left="1.27cm" fo:margin-right="0cm" fo:line-height="100%" fo:text-align="center" style:justify-single-word="false" fo:orphans="0" fo:widows="0" fo:text-indent="0cm" style:auto-text-indent="false"/>
      <style:text-properties fo:font-size="12pt" style:font-size-asian="12pt" style:font-size-complex="12pt"/>
    </style:style>
    <style:style style:name="P13" style:family="paragraph" style:parent-style-name="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2pt" style:font-size-asian="12pt" style:font-size-complex="12pt"/>
    </style:style>
    <style:style style:name="P14" style:family="paragraph" style:parent-style-name="normal" style:master-page-name="Standard">
      <style:paragraph-properties fo:text-align="center" style:justify-single-word="false" style:page-number="1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color="#ff9900" loext:opacity="100%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ICTIONNAIRE</text:span>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Noms</text:p>
          </table:table-cell>
          <table:table-cell table:style-name="Tableau1.A1" office:value-type="string">
            <text:p text:style-name="P5">Définitions</text:p>
          </table:table-cell>
        </table:table-row>
        <table:table-row table:style-name="Tableau1.1">
          <table:table-cell table:style-name="Tableau1.A1" office:value-type="string">
            <text:p text:style-name="P3">Candidat</text:p>
          </table:table-cell>
          <table:table-cell table:style-name="Tableau1.A1" office:value-type="string">
            <text:p text:style-name="P3"/>
            <text:list xml:id="list3794466898" text:style-name="WWNum5">
              <text:list-item>
                <text:p text:style-name="P7">chargée de poser les questions. </text:p>
              </text:list-item>
              <text:list-item>
                <text:p text:style-name="P7">sous l’encadrement de 2 enseignants.</text:p>
              </text:list-item>
            </text:list>
            <text:p text:style-name="P12">.</text:p>
          </table:table-cell>
        </table:table-row>
        <table:table-row table:style-name="Tableau1.1">
          <table:table-cell table:style-name="Tableau1.A1" office:value-type="string">
            <text:p text:style-name="P3">Enseignants</text:p>
            <text:p text:style-name="P3">encadrant</text:p>
          </table:table-cell>
          <table:table-cell table:style-name="Tableau1.A1" office:value-type="string">
            <text:p text:style-name="P4"/>
            <text:list xml:id="list3702696004" text:style-name="WWNum1">
              <text:list-item>
                <text:p text:style-name="P8">Il encadre, conseille, informe les candidats.</text:p>
              </text:list-item>
              <text:list-item>
                <text:p text:style-name="P8">Vérifie et accepte les fiches candidats.</text:p>
              </text:list-item>
              <text:list-item>
                <text:p text:style-name="P8">Reçoit et envoie les fiches candidats au proviseur adjoint.</text:p>
              </text:list-item>
            </text:list>
            <text:p text:style-name="P12"/>
          </table:table-cell>
        </table:table-row>
        <table:table-row table:style-name="Tableau1.1">
          <table:table-cell table:style-name="Tableau1.A1" office:value-type="string">
            <text:p text:style-name="P3">Proviseur Adjoint</text:p>
          </table:table-cell>
          <table:table-cell table:style-name="Tableau1.A1" office:value-type="string">
            <text:p text:style-name="P13"/>
            <text:list xml:id="list3999365408" text:style-name="WWNum4">
              <text:list-item>
                <text:p text:style-name="P9"><text:s/>Il s'occupe de l’administration de l’établissement.</text:p>
              </text:list-item>
              <text:list-item>
                <text:p text:style-name="P9">Vérifie et accepte les fiches candidats.</text:p>
              </text:list-item>
              <text:list-item>
                <text:p text:style-name="P9">Reçoit les fiches candidats depuis les enseignants.</text:p>
              </text:list-item>
            </text:list>
            <text:p text:style-name="P12"/>
          </table:table-cell>
        </table:table-row>
        <table:table-row table:style-name="Tableau1.1">
          <table:table-cell table:style-name="Tableau1.A1" office:value-type="string">
            <text:p text:style-name="P3">Jury</text:p>
          </table:table-cell>
          <table:table-cell table:style-name="Tableau1.A1" office:value-type="string">
            <text:list xml:id="list3907110884" text:style-name="WWNum2">
              <text:list-item>
                <text:p text:style-name="P10">(a voir)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3">Secrétaire</text:p>
          </table:table-cell>
          <table:table-cell table:style-name="Tableau1.A1" office:value-type="string">
            <text:list xml:id="list897156048" text:style-name="WWNum3">
              <text:list-item>
                <text:p text:style-name="P11"><text:s/>(a voir)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image-count="0" meta:object-count="0" meta:page-count="1" meta:paragraph-count="20" meta:word-count="75" meta:character-count="469" meta:non-whitespace-character-count="421"/>
    <meta:generator>LibreOffice/7.0.2.2$Windows_X86_64 LibreOffice_project/8349ace3c3162073abd90d81fd06dcfb6b36b994</meta:generator>
  </office:meta>
</office:document-meta>
</file>